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Normal_20__28_Web_29_" style:master-page-name="Standard">
      <style:paragraph-properties fo:margin-top="0in" fo:margin-bottom="0.1945in" fo:text-align="center" style:justify-single-word="false"/>
    </style:style>
    <style:style style:name="P2" style:family="paragraph" style:parent-style-name="Normal_20__28_Web_29_">
      <style:paragraph-properties fo:text-align="center" style:justify-single-word="false"/>
      <style:text-properties fo:language="ru" fo:country="RU" fo:font-weight="bold" style:font-weight-asian="bold" style:font-weight-complex="bold"/>
    </style:style>
    <style:style style:name="P3" style:family="paragraph" style:parent-style-name="Normal_20__28_Web_29_">
      <style:paragraph-properties fo:text-align="center" style:justify-single-word="false"/>
    </style:style>
    <style:style style:name="P4" style:family="paragraph" style:parent-style-name="Normal_20__28_Web_29_">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agraph-properties style:writing-mode="lr-tb"/>
    </style:style>
    <style:style style:name="P7" style:family="paragraph" style:parent-style-name="Heading_20_3">
      <style:paragraph-properties fo:text-align="justify" style:justify-single-word="false"/>
    </style:style>
    <style:style style:name="P8" style:family="paragraph" style:parent-style-name="Standard">
      <style:paragraph-properties fo:text-align="center" style:justify-single-word="false"/>
    </style:style>
    <style:style style:name="T1" style:family="text">
      <style:text-properties fo:language="ru" fo:country="RU"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ru" fo:country="RU"/>
    </style:style>
    <style:style style:name="T4" style:family="text">
      <style:text-properties fo:font-style="italic" style:font-style-asian="italic" style:font-style-complex="italic"/>
    </style:style>
    <style:style style:name="T5" style:family="text">
      <style:text-properties fo:language="ru" fo:country="RU" fo:font-style="italic" style:font-style-asian="italic" style:font-style-complex="italic"/>
    </style:style>
    <style:style style:name="T6" style:family="text">
      <style:text-properties style:font-name="Courier New" style:font-name-complex="Courier New"/>
    </style:style>
    <style:style style:name="gr1" style:family="graphic">
      <style:graphic-properties draw:stroke="none" draw:fill="solid" draw:fill-color="#808080"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НОВ</text:span><text:span text:style-name="T2"> </text:span><text:span text:style-name="T1"> БЪЛГАРСКИ</text:span><text:span text:style-name="T2"> </text:span><text:span text:style-name="T1"> УНИВЕРСИТЕТ</text:span></text:p>
      <text:p text:style-name="P2">Департамент Информатика</text:p>
      <text:p text:style-name="P3"><text:span text:style-name="T2">XVII</text:span><text:span text:style-name="T1">І РЕПУБЛИКАНСКА СТУДЕНТСКА ОЛИМПИАДА ПО ПРОГРАМИРАНЕ</text:span></text:p>
      <text:p text:style-name="P4">13 - 14 май 2006 г.</text:p>
      <text:p text:style-name="P5"><draw:custom-shape text:anchor-type="as-char" draw:z-index="0" draw:style-name="gr1" draw:text-style-name="P6" svg:width="6.5323in" svg:height="0.0213in"><text:p/><draw:enhanced-geometry svg:viewBox="0 0 21600 21600" draw:type="rectangle" draw:enhanced-path="M 0 0 L 21600 0 21600 21600 0 21600 0 0 Z N"/></draw:custom-shape></text:p>
      <text:p text:style-name="P7">   <text:span text:style-name="T3"> Задача </text:span>I<text:span text:style-name="T3">. Хаусдорфово разстояние</text:span></text:p>
      <text:p text:style-name="P5">   <text:span text:style-name="T3"> Хаусдорфово разстояние </text:span>h<text:span text:style-name="T3"> между две непразни множества </text:span>A<text:span text:style-name="T3"> и </text:span>B<text:span text:style-name="T3"> в метрично пространство се дефинира по следния начин: </text:span></text:p>
      <text:p text:style-name="P8"> h(A,B) = max{max_{a \in A}min_{b \in B}\rho(a, b), max_{b \in B}min_{a \in A}\rho(b, a)},  </text:p>
      <text:p text:style-name="Standard">където с \rho(a, b) е означено разстояние (в метриката на пространството) между точките a \in A и b \in B. Нека метричното пространство е равнината и разстоянието между точките измерваме с "квадратна" норма, т.е. \rho(a,b) = max{|a_1 - b_1|, |a_2 - b_2|}, където a = (a_1, a_2) и b = (b_1, b_2).<text:line-break/>    <text:span text:style-name="T3">Ще разглеждаме множества, които се съдържат в даден правоъгълник със страни успоредни на координатните оси. Множествата са дискретни, т.е. можем да предполагаме, че се състоят от цветни точки (пиксели), като останалата част от правоъгълника се състои от бели пиксели. Например, нека множеството </text:span>A<text:span text:style-name="T3"> е образувано от червени пиксели, а множеството </text:span>B<text:span text:style-name="T3"> - от сини. Тогава в правоъгълника </text:span>P<text:span text:style-name="T3">, съдържащ множествата, ще се има най-много 4 цвята - червен за </text:span>A<text:span text:style-name="T3">\</text:span>B<text:span text:style-name="T3">, син за </text:span>B<text:span text:style-name="T3">\</text:span>A<text:span text:style-name="T3">, зелен за </text:span>A<text:span text:style-name="T3"> \</text:span>cap<text:span text:style-name="T3"> </text:span>B<text:span text:style-name="T3"> и бял за </text:span>P<text:span text:style-name="T3"> \ (</text:span>A<text:span text:style-name="T3"> \</text:span>cup<text:span text:style-name="T3"> </text:span>B<text:span text:style-name="T3">). Ако в </text:span>P<text:span text:style-name="T3"> има само зелено и бяло, то </text:span>A<text:span text:style-name="T3"> = </text:span>B<text:span text:style-name="T3"> и </text:span>h<text:span text:style-name="T3">(</text:span>A<text:span text:style-name="T3">, </text:span>B<text:span text:style-name="T3">) = 0. Ако има червено, зелено и бяло (няма синьо), то </text:span>B<text:span text:style-name="T3"> \</text:span>subset<text:span text:style-name="T3"> </text:span>A<text:span text:style-name="T3"> и </text:span>h<text:span text:style-name="T3">(</text:span>A<text:span text:style-name="T3">,</text:span>B<text:span text:style-name="T3">) = </text:span>max<text:span text:style-name="T3">_{</text:span>a<text:span text:style-name="T3"> \</text:span>in<text:span text:style-name="T3"> </text:span>A<text:span text:style-name="T3">}</text:span>min<text:span text:style-name="T3">_{</text:span>b<text:span text:style-name="T3"> \</text:span>in<text:span text:style-name="T3"> </text:span>B<text:span text:style-name="T3">}\</text:span>rho<text:span text:style-name="T3">(</text:span>a<text:span text:style-name="T3">, </text:span>b<text:span text:style-name="T3">), защото </text:span>max<text:span text:style-name="T3">_{</text:span>b<text:span text:style-name="T3"> \</text:span>in<text:span text:style-name="T3"> </text:span>B<text:span text:style-name="T3">}</text:span>min<text:span text:style-name="T3">_{</text:span>a<text:span text:style-name="T3"> \</text:span>in<text:span text:style-name="T3"> </text:span>A<text:span text:style-name="T3">} \</text:span>rho<text:span text:style-name="T3">(</text:span>b<text:span text:style-name="T3">, </text:span>a<text:span text:style-name="T3">) = 0. <text:line-break/></text:span>   <text:span text:style-name="T3"> Да се напише програма </text:span>I<text:span text:style-name="T3">, която намира хаусдорфовото разстояние между две дадени множества в равнината. <text:line-break/></text:span>   <text:span text:style-name="T3"> Тази задача възниква при търсене на текст (дума) в точкови изображения (</text:span>bitmap<text:span text:style-name="T3"> </text:span>images<text:span text:style-name="T3">) - например сканиран документ. Тогава всяка отделена (сегментирана) дума от изображенията се сравнява с даден шаблон. Ефективността на алгоритъма е от съществено значение, защото той трябва да се изпълнява много пъти - например 50 страници стандартен машинописен текст съдържат 10-15 хил. думи. <text:line-break/><text:line-break/></text:span>   <text:span text:style-name="T3"> Вход <text:line-break/></text:span>   <text:span text:style-name="T3"> Първият ред на всеки пример съдържа две цели положителни числа </text:span><text:span text:style-name="T4">m</text:span><text:span text:style-name="T3"> и </text:span><text:span text:style-name="T4">n</text:span><text:span text:style-name="T3"> -- размерността на матриците (1 &lt; </text:span><text:span text:style-name="T4">m</text:span><text:span text:style-name="T3">,</text:span><text:span text:style-name="T5"> </text:span><text:span text:style-name="T4">n</text:span><text:span text:style-name="T3"> &lt; 1000), представящи двете множества, като един пиксел от правоъгълника съответства на един елемент от матрицата. Следват елементите на двете матрици по редове. Те задават характеристичните функции на множествата, т.е. 1 означава точка от множеството (цветен пиксел). Входът съдържа много примери и завършва с 0 0. <text:line-break/><text:line-break/></text:span>   <text:span text:style-name="T3"> Изход <text:line-break/></text:span>   <text:span text:style-name="T3"> На стандартния изход на отделни редове се записват намерените разстояния за примерите от входа. <text:line-break/></text:span>   <text:span text:style-name="T3"> </text:span>Примерен вход: <text:line-break/><text:span text:style-name="T6">3 3<text:line-break/>1 1 1<text:line-break/>0 0 0<text:line-break/>0 0 0<text:line-break/>1 1 1<text:line-break/>1 0 0<text:line-break/>0 0 0<text:line-break/>3 4<text:line-break/>1 1 1 0<text:line-break/>0 0 0 0<text:line-break/>0 0 0 0<text:line-break/>1 1 0 1<text:line-break/>0 0 0 1<text:line-break/>1 0 0 0<text:line-break/>0 0</text:span><text:line-break/><text:line-break/>    Изход -- решение за примерния вход: <text:line-break/><text:span text:style-name="T6">1 <text:line-break/>2</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Standard" style:next-style-name="Text_20_body" style:class="text">
      <style:paragraph-properties fo:margin-top="0.1945in" fo:margin-bottom="0.1945in"/>
      <style:text-properties fo:font-size="13.5pt" fo:font-weight="bold" style:font-size-asian="13.5pt" style:font-weight-asian="bold" style:font-size-complex="13.5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HD</dc:title>
    <meta:initial-creator>Nikolay Kirov</meta:initial-creator>
    <meta:creation-date>2006-05-16T11:20:00</meta:creation-date>
    <dc:creator>Nikolay Kirov</dc:creator>
    <dc:date>2006-05-16T11:20:00</dc: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9" meta:word-count="471" meta:character-count="2602"/>
  </office:meta>
</office:document-meta>
</file>